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b2592" officeooo:paragraph-rsid="001b259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rsid="001b2592" officeooo:paragraph-rsid="001b2592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1d277c" officeooo:paragraph-rsid="001d277c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bold" officeooo:rsid="001bf11e" officeooo:paragraph-rsid="001bf11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bold" officeooo:rsid="001b2592" officeooo:paragraph-rsid="001b259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bold" officeooo:rsid="0020a2b2" officeooo:paragraph-rsid="0020a2b2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bf11e" officeooo:paragraph-rsid="001bf11e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bf11e" officeooo:paragraph-rsid="001f0e4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weight="normal" officeooo:rsid="001bf11e" officeooo:paragraph-rsid="001d277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weight="normal" officeooo:rsid="00223ac9" officeooo:paragraph-rsid="00223ac9" style:font-weight-asian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Times New Roman" fo:font-size="12pt" fo:font-weight="normal" officeooo:rsid="0020a2b2" officeooo:paragraph-rsid="0020a2b2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margin-top="0cm" fo:margin-bottom="0cm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b2592" officeooo:paragraph-rsid="00223ac9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0a2b2" officeooo:paragraph-rsid="0020a2b2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 style:list-style-name="L2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 style:list-style-name="L2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23ac9" officeooo:paragraph-rsid="00223ac9" style:text-blinking="false" fo:background-color="transpare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77c"/>
    </style:style>
    <style:style style:name="T3" style:family="text">
      <style:text-properties officeooo:rsid="00223a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чебная практика по «Прикладному программированию»</text:p>
      <text:p text:style-name="P1"/>
      <text:p text:style-name="P2"><text:span text:style-name="T1">Тема </text:span>5. Записная книжка</text:p>
      <text:p text:style-name="P2"><text:span text:style-name="T1">Краткое описание. </text:span>Анкетные данные, адреса, телефоны, место работы, или учебы, должность знакомых, коллег и родственников, характер знакомства, деловые качества и так далее. Автоматическое формулирование поздравление с днем рождения (по текущей дате). Упорядочение по алфавиту и по дате последней корректировки. Поиск по произвольному шаблону.</text:p>
      <text:p text:style-name="P3">Минимум 20 записей в Базу Данных.</text:p>
      <text:p text:style-name="P2"/>
      <text:p text:style-name="P4">День 1.</text:p>
      <text:p text:style-name="P4">Вопросы дня:</text:p>
      <text:list xml:id="list3661078899524804920" text:style-name="L1">
        <text:list-item>
          <text:p text:style-name="P7">Определится с выбором языка программирования?</text:p>
        </text:list-item>
        <text:list-item>
          <text:p text:style-name="P7">Выбрать программное обеспечение было выбрано, и почему? (Windows+Linux)</text:p>
        </text:list-item>
        <text:list-item>
          <text:p text:style-name="P8">Создание локального репозитория. </text:p>
        </text:list-item>
        <text:list-item>
          <text:p text:style-name="P8">Создания первого коммита в локальном репозитории.</text:p>
        </text:list-item>
        <text:list-item>
          <text:p text:style-name="P7">Виды интерфейса. Какое будет использоваться?</text:p>
        </text:list-item>
        <text:list-item>
          <text:p text:style-name="P7">Прототипы программных модулей (MVC)</text:p>
        </text:list-item>
        <text:list-item>
          <text:p text:style-name="P7">Выписать определенные понятие и спецификации</text:p>
        </text:list-item>
        <text:list-item>
          <text:p text:style-name="P7">Выполнить разработку диаграмм по модулям [4]</text:p>
        </text:list-item>
      </text:list>
      <text:p text:style-name="P5"/>
      <text:p text:style-name="P4">Дневник</text:p>
      <text:p text:style-name="P9"><text:tab/>Тема моей учебной практики <text:span text:style-name="T2">была выбрана из книги Юркина А.Г. - Задачник по программированию — 2002. Я выбрал «Записную книжку», в которой будет выводиться анкетные данные занесенных в базу данных. Кроме, этого будет автоматическая формулировка поздравлений с днем рождений (в день рождения). Выбор языка программирования остановился на PHP (запросы к <text:s/>базе данных, вывод информации) + JavaScript (формирование напоминаний о днях рождения и анимации) + CSS (основная вёрстка сайта). Были выбраны программные компоненты GIT (контроль версий), Dia (создание графически диаграмм), MySQL (база данных в которых будет хранится информация). После того, как я определился с программным обеспечением. Начну проектировать базу данных, для более наглядности я буду использовать программу Dia у нее есть встроенная библиотека, создание диаграмм баз данных. Для нормализации базы данных, буду использовать стандартные нормальные формы (1, 2, 3). Создание Технического задания.</text:span></text:p>
      <text:p text:style-name="P10">Создание локального репозитория в папке проекта. Создание первого коммита</text:p>
      <text:p text:style-name="P9"/>
      <text:p text:style-name="P9"/>
      <text:p text:style-name="P9"/>
      <text:p text:style-name="P9"/>
      <text:p text:style-name="P6">Техническое задание:</text:p>
      <text:p text:style-name="P13"><text:bookmark text:name="docs-internal-guid-103a164e-f6fd-e0fe-133d-156cb57858f1"/>должна быть возможность хранить:</text:p>
      <text:list xml:id="list7590582514927257790" text:style-name="L2">
        <text:list-item>
          <text:list>
            <text:list-item>
              <text:p text:style-name="P14">имя, <text:span text:style-name="T3">фамилия, псевдоним</text:span></text:p>
            </text:list-item>
            <text:list-item>
              <text:p text:style-name="P14">телефон</text:p>
            </text:list-item>
            <text:list-item>
              <text:p text:style-name="P14">адрес</text:p>
            </text:list-item>
            <text:list-item>
              <text:p text:style-name="P15">дата рождения</text:p>
            </text:list-item>
            <text:list-item>
              <text:p text:style-name="P15">должность</text:p>
            </text:list-item>
          </text:list>
        </text:list-item>
        <text:list-item>
          <text:p text:style-name="P14">должна быть страница просмотра всех записей в записной книжке</text:p>
          <text:list>
            <text:list-item>
              <text:p text:style-name="P12">Упорядочение по алфавиту и по дате последней корректировки</text:p>
            </text:list-item>
            <text:list-item>
              <text:p text:style-name="P14">нужно сделать постраничный вывод, по 6 элементов на странице максимум</text:p>
            </text:list-item>
            <text:list-item>
              <text:p text:style-name="P14">отображение в виде таблицы (HTML)</text:p>
            </text:list-item>
            <text:list-item>
              <text:p text:style-name="P14"><text:soft-page-break/>на странице должна быть ссылка «Добавить новую запись»</text:p>
            </text:list-item>
          </text:list>
        </text:list-item>
        <text:list-item>
          <text:p text:style-name="P14">должна быть отдельная страница добавления</text:p>
          <text:list>
            <text:list-item>
              <text:p text:style-name="P14">ни имя, ни телефон не могут повторяться, должно выводиться предупреждение о том, что такой пользователь уже существует</text:p>
            </text:list-item>
          </text:list>
        </text:list-item>
        <text:list-item>
          <text:p text:style-name="P14">возможность поиска информации:</text:p>
          <text:list>
            <text:list-item>
              <text:p text:style-name="P14">есть одно поле для поиска</text:p>
            </text:list-item>
            <text:list-item>
              <text:p text:style-name="P14">по умолчанию поиск производится по всей информации пользователя</text:p>
            </text:list-item>
            <text:list-item>
              <text:p text:style-name="P14">поиск регистро-независимый</text:p>
            </text:list-item>
            <text:list-item>
              <text:p text:style-name="P14">допускается частичное совпадение</text:p>
            </text:list-item>
          </text:list>
        </text:list-item>
      </text:list>
      <text:p text:style-name="P11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2:54:50.943664111</meta:creation-date>
    <dc:date>2017-05-11T14:16:57.005029678</dc:date>
    <meta:editing-duration>PT40M10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366" meta:character-count="2628" meta:non-whitespace-character-count="2319"/>
  </office:meta>
</office:document-meta>
</file>